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sans-serif"/>
    <style:font-face style:name="OpenSymbol" svg:font-family="OpenSymbol"/>
    <style:font-face style:name="Tahoma" svg:font-family="Tahoma, sans-serif"/>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color="#000000" fo:font-size="11pt" style:font-size-asian="11pt" style:font-size-complex="11pt"/>
    </style:style>
    <style:style style:name="P2" style:family="paragraph" style:parent-style-name="Standard" style:master-page-name="Standard">
      <style:paragraph-properties fo:line-height="115%" fo:text-align="center" style:justify-single-word="false" style:page-number="auto" fo:break-before="auto" fo:break-after="auto" style:writing-mode="lr-tb"/>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line-height="115%" fo:text-align="center" style:justify-single-word="false" style:writing-mode="lr-tb"/>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P7" style:family="paragraph" style:parent-style-name="Standard">
      <style:text-properties style:text-underline-style="none"/>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list-style-name="L1">
      <style:text-properties style:text-underline-style="none"/>
    </style:style>
    <style:style style:name="P10" style:family="paragraph" style:parent-style-name="Standard">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P11" style:family="paragraph" style:parent-style-name="Standard">
      <style:paragraph-properties>
        <style:tab-stops/>
      </style:paragraph-properties>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text-properties fo:color="#000000" fo:font-size="11pt" style:text-underline-style="none" fo:font-weight="normal" style:font-size-asian="11pt" style:font-weight-asian="normal" style:font-size-complex="11pt" style:font-weight-complex="normal"/>
    </style:style>
    <style:style style:name="P13" style:family="paragraph" style:parent-style-name="Standard" style:list-style-name="L4">
      <style:text-properties fo:color="#000000" fo:font-size="11pt" style:text-underline-style="none" fo:font-weight="normal" style:font-size-asian="11pt" style:font-weight-asian="normal" style:font-size-complex="11pt" style:font-weight-complex="normal"/>
    </style:style>
    <style:style style:name="P14" style:family="paragraph" style:parent-style-name="Standard">
      <style:paragraph-properties>
        <style:tab-stops/>
      </style:paragraph-properties>
      <style:text-properties fo:color="#000000" fo:font-size="11pt" style:text-underline-style="none" fo:font-weight="normal" style:font-size-asian="11pt" style:font-weight-asian="normal" style:font-size-complex="11pt" style:font-weight-complex="normal"/>
    </style:style>
    <style:style style:name="P15" style:family="paragraph" style:parent-style-name="Standard" style:list-style-name="L7">
      <style:paragraph-properties>
        <style:tab-stops/>
      </style:paragraph-properties>
      <style:text-properties fo:color="#000000" fo:font-size="11pt" style:text-underline-style="none" fo:font-weight="normal" style:font-size-asian="11pt" style:font-weight-asian="normal" style:font-size-complex="11pt" style:font-weight-complex="normal"/>
    </style:style>
    <style:style style:name="P16" style:family="paragraph" style:parent-style-name="Standard" style:list-style-name="L8">
      <style:paragraph-properties>
        <style:tab-stops/>
      </style:paragraph-properties>
      <style:text-properties fo:color="#000000" fo:font-size="11pt" style:text-underline-style="none" fo:font-weight="normal" style:font-size-asian="11pt" style:font-weight-asian="normal" style:font-size-complex="11pt" style:font-weight-complex="normal"/>
    </style:style>
    <style:style style:name="P17" style:family="paragraph" style:parent-style-name="Standard" style:list-style-name="L9">
      <style:paragraph-properties>
        <style:tab-stops/>
      </style:paragraph-properties>
      <style:text-properties fo:color="#000000" fo:font-size="11pt" style:text-underline-style="none" fo:font-weight="normal" style:font-size-asian="11pt" style:font-weight-asian="normal" style:font-size-complex="11pt" style:font-weight-complex="normal"/>
    </style:style>
    <style:style style:name="P18" style:family="paragraph" style:parent-style-name="Standard" style:list-style-name="L6">
      <style:text-properties fo:color="#000000" fo:font-size="11pt" style:text-underline-style="none" fo:font-weight="normal" style:font-size-asian="11pt" style:font-weight-asian="normal" style:font-size-complex="11pt" style:font-weight-complex="normal"/>
    </style:style>
    <style:style style:name="P19" style:family="paragraph" style:parent-style-name="Standard">
      <style:text-properties fo:color="#000000" fo:font-size="11pt" style:font-size-asian="11pt" style:font-size-complex="11pt"/>
    </style:style>
    <style:style style:name="P20" style:family="paragraph" style:parent-style-name="Standard" style:list-style-name="L2">
      <style:text-properties fo:color="#000000" fo:font-size="11pt" style:font-size-asian="11pt" style:font-size-complex="11pt"/>
    </style:style>
    <style:style style:name="P21" style:family="paragraph" style:parent-style-name="Standard" style:list-style-name="L3">
      <style:text-properties fo:color="#000000" fo:font-size="11pt" style:font-size-asian="11pt" style:font-size-complex="11pt"/>
    </style:style>
    <style:style style:name="P22" style:family="paragraph" style:parent-style-name="Standard">
      <style:paragraph-properties>
        <style:tab-stops/>
      </style:paragraph-properties>
      <style:text-properties fo:color="#000000" fo:font-size="11pt" style:font-size-asian="11pt" style:font-size-complex="11pt"/>
    </style:style>
    <style:style style:name="P23" style:family="paragraph" style:parent-style-name="Standard" style:list-style-name="L2"/>
    <style:style style:name="P24" style:family="paragraph" style:parent-style-name="Standard" style:list-style-name="L4"/>
    <style:style style:name="P25" style:family="paragraph" style:parent-style-name="Standard">
      <style:paragraph-properties>
        <style:tab-stops/>
      </style:paragraph-properties>
    </style:style>
    <style:style style:name="P26" style:family="paragraph" style:parent-style-name="Standard" style:list-style-name="L8">
      <style:paragraph-properties>
        <style:tab-stops/>
      </style:paragraph-properties>
    </style:style>
    <style:style style:name="P27" style:family="paragraph" style:parent-style-name="Standard">
      <style:paragraph-properties fo:margin-left="0cm" fo:margin-right="0cm" fo:text-indent="0cm" style:auto-text-indent="false"/>
      <style:text-properties fo:color="#000000" fo:font-size="11pt" style:font-size-asian="11pt" style:font-size-complex="11pt"/>
    </style:style>
    <style:style style:name="P28" style:family="paragraph" style:parent-style-name="Standard">
      <style:paragraph-properties fo:margin-left="1.27cm" fo:margin-right="-2.533cm" fo:text-indent="-0.635cm" style:auto-text-indent="false">
        <style:tab-stops/>
      </style:paragraph-properties>
      <style:text-properties fo:color="#000000" fo:font-size="11pt" style:text-underline-style="none" fo:font-weight="normal" style:font-size-asian="11pt" style:font-weight-asian="normal" style:font-size-complex="11pt" style:font-weight-complex="normal"/>
    </style:style>
    <style:style style:name="P29" style:family="paragraph" style:parent-style-name="Standard" style:list-style-name="L6">
      <style:paragraph-properties fo:margin-left="1.27cm" fo:margin-right="-2.533cm" fo:text-indent="-0.635cm" style:auto-text-indent="false">
        <style:tab-stops/>
      </style:paragraph-properties>
      <style:text-properties fo:color="#000000" fo:font-size="11pt" style:text-underline-style="none" fo:font-weight="normal" style:font-size-asian="11pt" style:font-weight-asian="normal" style:font-size-complex="11pt" style:font-weight-complex="normal"/>
    </style:style>
    <style:style style:name="P30" style:family="paragraph" style:parent-style-name="Standard">
      <style:paragraph-properties fo:margin-left="0cm" fo:margin-right="-2.533cm" fo:text-indent="0cm" style:auto-text-indent="false">
        <style:tab-stops/>
      </style:paragraph-properties>
      <style:text-properties fo:color="#000000" fo:font-size="11pt" style:text-underline-style="none" fo:font-weight="normal" style:font-size-asian="11pt" style:font-weight-asian="normal" style:font-size-complex="11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variant="normal" fo:text-transform="none" fo:color="#000000" style:font-name="Arial" fo:font-size="11pt" fo:letter-spacing="normal" fo:font-style="normal" fo:font-weight="normal" style:font-size-asian="11pt" style:font-size-complex="11pt"/>
    </style:style>
    <style:style style:name="T5" style:family="text">
      <style:text-properties fo:font-variant="normal" fo:text-transform="none" fo:color="#000000" style:font-name="Tahoma" fo:font-size="8.25pt" fo:letter-spacing="normal" fo:font-style="normal" style:text-underline-style="none" fo:font-weight="bold" style:font-weight-asian="normal" style:font-weight-complex="normal"/>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color="#000000"/>
    </style:style>
    <style:style style:name="T16" style:family="text">
      <style:text-properties fo:color="#000000" fo:font-size="11pt" fo:background-color="#ffffff" style:font-size-asian="11pt" style:font-size-complex="11pt"/>
    </style:style>
    <style:style style:name="T17" style:family="text">
      <style:text-properties fo:color="#000000" fo:font-size="11pt" style:font-size-asian="11pt" style:font-size-complex="11pt"/>
    </style:style>
    <style:style style:name="T18" style:family="text">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fo:color="#000000" fo:font-size="11pt" style:text-underline-style="none" fo:font-weight="normal" style:font-size-asian="11pt" style:font-weight-asian="normal" style:font-size-complex="11pt" style:font-weight-complex="normal"/>
    </style:style>
    <style:style style:name="T20" style:family="text">
      <style:text-properties fo:color="#000000" fo:font-size="11pt" style:text-underline-style="none" fo:font-weight="normal" fo:background-color="#ffffff" style:font-size-asian="11pt" style:font-weight-asian="normal" style:font-size-complex="11pt" style:font-weight-complex="normal"/>
    </style:style>
    <style:style style:name="T21" style:family="text">
      <style:text-properties fo:color="#000000" fo:font-size="11pt" style:text-underline-style="none" fo:background-color="#ffffff" style:font-size-asian="11pt" style:font-size-complex="11pt"/>
    </style:style>
    <style:style style:name="T22" style:family="text">
      <style:text-properties fo:color="#000000" fo:font-size="11pt" style:text-underline-style="none" fo:font-weight="bold" fo:background-color="#ffffff" style:font-size-asian="11pt" style:font-weight-asian="bold" style:font-size-complex="11pt" style:font-weight-complex="bold"/>
    </style:style>
    <style:style style:name="T23" style:family="text">
      <style:text-properties fo:color="#000000" fo:font-size="11pt" fo:font-weight="bold" fo:background-color="#ffffff" style:font-size-asian="11pt" style:font-weight-asian="bold" style:font-size-complex="11pt" style:font-weight-complex="bold"/>
    </style:style>
    <style:style style:name="T24" style:family="text">
      <style:text-properties fo:background-color="#ffffff"/>
    </style:style>
    <style:style style:name="T25" style:family="text">
      <style:text-properties fo:color="#0000ff" fo:font-size="11pt" style:font-size-asian="11pt" style:font-size-complex="11pt"/>
    </style:style>
    <style:style style:name="T26" style:family="text">
      <style:text-properties fo:color="#0000ff" fo:font-size="11pt" style:text-underline-style="none" fo:font-weight="normal" style:font-size-asian="11pt" style:font-weight-asian="normal" style:font-size-complex="11pt" style:font-weight-complex="normal"/>
    </style:style>
    <style:style style:name="T27" style:family="text">
      <style:text-properties fo:font-size="11pt"/>
    </style:style>
    <style:style style:name="T28" style:family="text">
      <style:text-properties style:font-size-asian="11pt"/>
    </style:style>
    <style:style style:name="T29" style:family="text">
      <style:text-properties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ero Integration</text:p>
      <text:p text:style-name="P3"/>
      <text:p text:style-name="P1"><text:span text:style-name="T1">Requirement</text:span><text:span text:style-name="T3">: </text:span></text:p>
      <text:p text:style-name="Standard"/>
      <text:p text:style-name="Standard"><text:span text:style-name="T4">Xero is the emerging leader in online accounting software, providing business owners with real-time visibility of their financial position in a way that’s simple, smart and secure.</text:span> <text:s/>With this integration, any merchant who wants recurring billing feature with an account management tool, can easily use Rerun with all his customers, taxes and items imported to Rerun and all his transactions exported to Xero as Invoices. Rerun will become a Xero partner application when the implementation of this module is complete.</text:p>
      <text:p text:style-name="Standard"/>
      <text:p text:style-name="P5">Xero Developer Account:</text:p>
      <text:p text:style-name="P5"/>
      <text:p text:style-name="P6">Credentials:</text:p>
      <text:p text:style-name="P6"/>
      <text:p text:style-name="Standard"><text:span text:style-name="T8">URL: </text:span><text:a xlink:type="simple" xlink:href="https://api.xero.com/">https://api.xero.com/</text:a> </text:p>
      <text:p text:style-name="Standard"><text:span text:style-name="T8">Username: </text:span><text:a xlink:type="simple" xlink:href="mailto:todd.salkovitz@acclivitysoftware.com"><text:span text:style-name="T2">todd.salkovitz@acclivitysoftware.com</text:span></text:a></text:p>
      <text:p text:style-name="Standard"><text:span text:style-name="T8">Password: rerun2013</text:span></text:p>
      <text:p text:style-name="Standard"><text:span text:style-name="T8"/></text:p>
      <text:p text:style-name="P4"><text:span text:style-name="T6">App Management:</text:span></text:p>
      <text:p text:style-name="P4"><text:span text:style-name="T6"/></text:p>
      <text:p text:style-name="P7"><text:span text:style-name="T6">Click on My Applications tab once after logged in. You will be able to see two apps listed:</text:span></text:p>
      <text:p text:style-name="P7"><text:span text:style-name="T6"><text:s/></text:span></text:p>
      <text:list xml:id="list29541136" text:style-name="L1">
        <text:list-item>
          <text:p text:style-name="P9"><text:span text:style-name="T6">Rerun (30 minute access tokens) - <text:s/>This is the public application with which we started this integration development.</text:span></text:p>
        </text:list-item>
        <text:list-item>
          <text:p text:style-name="P9"><text:span text:style-name="T6">Rerun – This is the partner application. This application is nothing but a Xero approved public app Rerun. This is the which we have to go live with.</text:span></text:p>
        </text:list-item>
      </text:list>
      <text:p text:style-name="P7"><text:span text:style-name="T6"/></text:p>
      <text:p text:style-name="Standard"><text:span text:style-name="T8">Clicking on any of the above will open the app settings page. Please refer this image for the detailed setting: </text:span><text:a xlink:type="simple" xlink:href="../Screen%20Shots/Managing%20app.png" office:name="Managing app in Xero"><text:span text:style-name="T2">Managing app in Xero</text:span></text:a></text:p>
      <text:p text:style-name="Standard"><text:span text:style-name="T8"/></text:p>
      <text:p text:style-name="Standard"><text:span text:style-name="T8">When moving this feature to live remember to change the </text:span><text:span text:style-name="T5">URL of your company or product</text:span><text:span text:style-name="T8"> and </text:span><text:span text:style-name="T5">OAuth callback domain</text:span><text:span text:style-name="T8"> to the live server URL.</text:span></text:p>
      <text:p text:style-name="Standard"><text:span text:style-name="T8"/></text:p>
      <text:p text:style-name="P5">Documentation:</text:p>
      <text:p text:style-name="P8"><text:a xlink:type="simple" xlink:href="http://developer.xero.com/documentation/api/"/></text:p>
      <text:p text:style-name="P8"><text:a xlink:type="simple" xlink:href="http://developer.xero.com/documentation/api/">http://developer.xero.com/documentation/api/</text:a> .</text:p>
      <text:p text:style-name="P8"><text:a xlink:type="simple" xlink:href="http://developer.xero.com/documentation/getting-started/getting-started-guide/">http://developer.xero.com/documentation/getting-started/getting-started-guide/</text:a> </text:p>
      <text:p text:style-name="P8"/>
      <text:p text:style-name="P8">Everything about the Xero apps and complete documentation is provided in above links.</text:p>
      <text:p text:style-name="P8"/>
      <text:p text:style-name="P8"><text:a xlink:type="simple" xlink:href="https://sourcebits.basecamphq.com/projects/4751362-rerun/posts/76956756/comments">https://sourcebits.basecamphq.com/projects/4751362-rerun/posts/76956756/comments</text:a> is the basecamp thread about Xero integration.</text:p>
      <text:p text:style-name="P8"/>
      <text:p text:style-name="P8"><text:soft-page-break/></text:p>
      <text:p text:style-name="P8">For more support or for any other clarification we can send an email to <text:a xlink:type="simple" xlink:href="mailto:network@xero.com">network@xero.com</text:a> or</text:p>
      <text:p text:style-name="P8"><text:a xlink:type="simple" xlink:href="mailto:riley.james@xero.com">riley.james@xero.com</text:a>.</text:p>
      <text:p text:style-name="P8"/>
      <text:p text:style-name="P5">Xero Integration setup in Rerun:</text:p>
      <text:p text:style-name="P5"/>
      <text:p text:style-name="Standard"><text:span text:style-name="T20">When logged in as Merchant, Settings-&gt;Sync tab. From the Select Integration dropdown, Select Xero. 'Connect to Xero'. A pop up will open where the authentication and authorization have to be done. After the successful oAuth completion user would be shown the Reurn-Xero Integration menu. </text:span><text:a xlink:type="simple" xlink:href="../Screen%20Shots/Integration%20Menu.png" office:name="Rerun-Xero Integration Menu">Rerun-Xero Integration Menu</text:a></text:p>
      <text:p text:style-name="Standard"><text:span text:style-name="T20"/></text:p>
      <text:p text:style-name="P10"><text:span text:style-name="T24">Xero Integration Settings and Menus Explained:</text:span></text:p>
      <text:p text:style-name="P10"><text:span text:style-name="T16"/></text:p>
      <text:p text:style-name="P6"><text:span text:style-name="T23">Account for Items Created in Rerun:</text:span><text:span text:style-name="T22"> </text:span><text:span text:style-name="T21">This settings allows the merchants to map the items created in Rerun to a particular Xero Account. Only Xero accounts of type REVENUE would be shown in this dropdown.</text:span></text:p>
      <text:p text:style-name="P6"><text:span text:style-name="T21"/></text:p>
      <text:p text:style-name="P6"><text:span text:style-name="T23">Account for Discounts applied in Rerun:</text:span><text:span text:style-name="T21"> This setting allows the merchants to map the discounts they have given in Rerun to a particular Xero account. Only Xero accounts of type REVENUE and EXPENSE would be shown in this dropdown.</text:span></text:p>
      <text:p text:style-name="P6"><text:span text:style-name="T21"/></text:p>
      <text:p text:style-name="P6"><text:span text:style-name="T23">Account for payment of the Invoices created in Rerun:</text:span><text:span text:style-name="T21"> This setting allows the merchant to specify a Xero account to which all the transactions processed in Rerun should be mapped. Only Xero accounts of type BANK or acocunts with Payments enabled would be shown in this dropdown.</text:span></text:p>
      <text:p text:style-name="P6"><text:span text:style-name="T21"/></text:p>
      <text:p text:style-name="P5"><text:span text:style-name="T16">Implementation details for account selection:</text:span></text:p>
      <text:p text:style-name="P6"><text:span text:style-name="T16"/></text:p>
      <text:p text:style-name="P8"><text:span text:style-name="T16">Since Xero has number of restrictions on the number of API calls that can be made for rolling 24 hours and 1 minute, the dropdown rendering diesn't make the API calls to fetch the accounts everytime. Instead, these acocunts are stored in a table called 'xero_accounts'. Accounts are fetched from this table everytime to show the account selection options. This table is updated when a merchant conencts to Xero. Inorder to get any new account created in Xero to appear in Rerun, 'Refresh List' operation has to be done.</text:span></text:p>
      <text:p text:style-name="P8"><text:span text:style-name="T16"/></text:p>
      <text:p text:style-name="P6"><text:span text:style-name="T16">Major functions used:</text:span></text:p>
      <text:p text:style-name="P6"><text:span text:style-name="T21"/></text:p>
      <text:p text:style-name="P6"><text:span text:style-name="T21">xero_controller/get_accounts – Get accounts from Xero</text:span></text:p>
      <text:p text:style-name="P6"><text:span text:style-name="T21">xero_model/save_account</text:span></text:p>
      <text:p text:style-name="P6"><text:span text:style-name="T21">xero_model/update_account</text:span></text:p>
      <text:p text:style-name="P6"><text:span text:style-name="T21">xero_controller/get_account_options – To create acocunt selection dropdown options</text:span></text:p>
      <text:p text:style-name="P6"><text:span text:style-name="T21"/></text:p>
      <text:p text:style-name="P27"><text:span text:style-name="T1">Sync Items:</text:span><text:span text:style-name="T8"> </text:span></text:p>
      <text:p text:style-name="P27"><text:span text:style-name="T8">Sync Items does the following:</text:span></text:p>
      <text:list xml:id="list29475183" text:style-name="L2">
        <text:list-item>
          <text:p text:style-name="P20"><text:soft-page-break/>Read the merchant's last item sync time from the database.</text:p>
        </text:list-item>
        <text:list-item>
          <text:p text:style-name="P20">Import items from Xero <text:s/>which are created/modified after the last sync time in Xero.</text:p>
        </text:list-item>
        <text:list-item>
          <text:p text:style-name="P20">Export items from Rerun to Xero which are created/modified after the last sync time in Rerun.</text:p>
        </text:list-item>
        <text:list-item>
          <text:p text:style-name="P20">Store the current time as merchant's last item sync time.</text:p>
        </text:list-item>
      </text:list>
      <text:p text:style-name="P19"/>
      <text:p text:style-name="P19"><text:s text:c="4"/>Major functions used:</text:p>
      <text:p text:style-name="P19"><text:tab/>xero_controller/sync_items</text:p>
      <text:p text:style-name="P19"><text:tab/>integration_model/get_merchant_last_sync_time</text:p>
      <text:p text:style-name="P19"><text:tab/>xero_controller/_get_items</text:p>
      <text:p text:style-name="P19"><text:tab/>integration_controller/handle_incoming_item</text:p>
      <text:p text:style-name="P19"><text:tab/>xero_controller/_do_item_export</text:p>
      <text:list xml:id="list36136171" text:continue-numbering="true" text:style-name="L2">
        <text:list-header>
          <text:p text:style-name="P20">xero_controller/_export_items</text:p>
          <text:p text:style-name="P23"><text:span text:style-name="T17">xero_controller/get_items_to_export</text:span></text:p>
          <text:p text:style-name="P23"><text:span text:style-name="T19">xero_controller/_item_export_success</text:span></text:p>
        </text:list-header>
      </text:list>
      <text:p text:style-name="P12"><text:span text:style-name="T21"/></text:p>
      <text:p text:style-name="P27"><text:span text:style-name="T1">Sync Taxes:</text:span><text:span text:style-name="T8"> </text:span></text:p>
      <text:p text:style-name="P27"><text:span text:style-name="T10"><text:s/></text:span><text:span text:style-name="T12">This menu does the following:</text:span></text:p>
      <text:list xml:id="list29472283" text:style-name="L3">
        <text:list-item>
          <text:p text:style-name="P21">Read the merchant's last taxes sync time from the database.</text:p>
        </text:list-item>
        <text:list-item>
          <text:p text:style-name="P21">Import taxes from Xero which are created/modified after the last sync time in Xero.</text:p>
        </text:list-item>
        <text:list-item>
          <text:p text:style-name="P21">Store the current time as merchant's last tax sync time.</text:p>
        </text:list-item>
      </text:list>
      <text:p text:style-name="P19"/>
      <text:p text:style-name="P19"><text:s text:c="4"/>Major functions used:</text:p>
      <text:p text:style-name="P19"><text:tab/>xero_controller/sync_taxes</text:p>
      <text:p text:style-name="P19"><text:tab/>integration_model/get_merchant_last_sync_time</text:p>
      <text:p text:style-name="P19"><text:tab/>xero_controller/_get_taxes</text:p>
      <text:p text:style-name="P19"><text:tab/>xero_controller/_extract_tax_data</text:p>
      <text:p text:style-name="P19"><text:tab/>integration_controller/handle_incoming_tax</text:p>
      <text:p text:style-name="P19"/>
      <text:p text:style-name="P10">Sync Customers:<text:span text:style-name="T8"> </text:span></text:p>
      <text:p text:style-name="P10"><text:span text:style-name="T8">This menu does following operations:</text:span></text:p>
      <text:list xml:id="list29491484" text:style-name="L4">
        <text:list-item>
          <text:p text:style-name="P13">Read the merchant's last customer sync time from the database.</text:p>
        </text:list-item>
        <text:list-item>
          <text:p text:style-name="P13">Import contacts from Xero which are created/modified after the last sync time in Xero.</text:p>
        </text:list-item>
        <text:list-item>
          <text:p text:style-name="P13">Checks if incoming customer has any conflicts with the existing customers. If yes, those customers are not updated in Rerun instead they are stored separately inorder to give an option for the merchant to decide how to deal with those customers.</text:p>
        </text:list-item>
        <text:list-item>
          <text:p text:style-name="P24"><text:span text:style-name="T19">If no conflict add/update customer to Rerun. If the incoming contact is a customer in Xero, then add that contact to 'Xero Customers' group in Rerun. If the incoming contact is a supplier in Xero, then add that contact to 'Xero Suppliers' group in Rerun.</text:span></text:p>
        </text:list-item>
        <text:list-item>
          <text:p text:style-name="P13">If no conflicts, Export customers which are created/modified after the last sync in Rerun to Xero.</text:p>
        </text:list-item>
        <text:list-item>
          <text:p text:style-name="P13">Ask merchant how to handle conflcting customers – Update existing / Don't sync</text:p>
        </text:list-item>
        <text:list-item>
          <text:p text:style-name="P13"><text:soft-page-break/>Complete the customer sync by reading merchant's options and export modified customers from Rerun to Xero</text:p>
        </text:list-item>
        <text:list-item>
          <text:p text:style-name="P13">Store the current time as last customer sync time</text:p>
        </text:list-item>
      </text:list>
      <text:p text:style-name="P12"/>
      <text:p text:style-name="P12">Major functions used:</text:p>
      <text:p text:style-name="P12"><text:tab/>xero_controller/sync_customers</text:p>
      <text:p text:style-name="P12"><text:tab/>xero_controller/_get_customers</text:p>
      <text:p text:style-name="P12"><text:tab/>integration_model/get_merchant_last_sync_time</text:p>
      <text:p text:style-name="P12"><text:tab/>xero_controller/_extract_customer_data</text:p>
      <text:p text:style-name="P12"><text:tab/>integration_controller/handle_incoming_customer</text:p>
      <text:p text:style-name="P12"><text:tab/>xero_controller/_add_to_xero_customer_groups</text:p>
      <text:p text:style-name="P12"><text:tab/>xero_controller/_export_customers</text:p>
      <text:p text:style-name="P12"><text:tab/>xero_controller/_customer_export_success</text:p>
      <text:p text:style-name="P12"><text:tab/></text:p>
      <text:p text:style-name="P19"><text:span text:style-name="T1">Export Transactions:</text:span><text:span text:style-name="T8"> This menu exports all successful transactions processed in Rerun to Xero as Fully Paid Invoices. Following are the steps:</text:span></text:p>
      <text:list xml:id="list29486075" text:style-name="L6">
        <text:list-item>
          <text:p text:style-name="P18">Get all transactions successfully processed in Rerun which are not synced to Xero.</text:p>
        </text:list-item>
        <text:list-item>
          <text:p text:style-name="P18">For each transaction do the following:</text:p>
          <text:list>
            <text:list-item>
              <text:p text:style-name="P18">Check if the customer for whom the transaction was processed has been synced to Xero. If not, do sync that customer.</text:p>
            </text:list-item>
            <text:list-item>
              <text:p text:style-name="P18">Read the taxes, discounts and items used in the transaction</text:p>
            </text:list-item>
            <text:list-item>
              <text:p text:style-name="P18">Check if the items used in the transaction are synced to Xero. If not synced, do the item sync</text:p>
            </text:list-item>
            <text:list-item>
              <text:p text:style-name="P18">If the transaction type in One time charge, check to see if “Rerun Charge” item is created in Rerun and synced over to Xero.</text:p>
            </text:list-item>
            <text:list-item>
              <text:p text:style-name="P18">If Discount is <text:s/>&gt; 0, check in Xero if there is a discount item created in Xero. If no, don't export the transaction and ask the merchant to create the discount item.</text:p>
            </text:list-item>
            <text:list-item>
              <text:p text:style-name="P18">Check if the taxes used in the transaction are synced to Xero. If not synced, do the taxes sync.</text:p>
            </text:list-item>
            <text:list-item>
              <text:p text:style-name="P18">Sync the transaction with Xero. This will export this transaction as a Xero Invoice which is in Approved state.</text:p>
            </text:list-item>
            <text:list-item>
              <text:p text:style-name="P18">Make API calls to send Payment Information for each transaction so that the corresponding Invoice in Xero becomes Paid Invoice.</text:p>
            </text:list-item>
          </text:list>
        </text:list-item>
        <text:list-item>
          <text:p text:style-name="P29">Store the current time as last transaction sync time.</text:p>
        </text:list-item>
      </text:list>
      <text:p text:style-name="P28"/>
      <text:p text:style-name="P30">Major functions used:</text:p>
      <text:p text:style-name="P30"><text:tab/>xero_controller/_export_transactions</text:p>
      <text:p text:style-name="P30"><text:tab/>xero_controller/_do_item_export</text:p>
      <text:p text:style-name="P30"><text:tab/>xero_controller/_export_customers</text:p>
      <text:p text:style-name="P30"><text:tab/>xero_controller/_format_transaction_to_export</text:p>
      <text:p text:style-name="P30"><text:tab/>xero_controller/_format_payments_to_export</text:p>
      <text:p text:style-name="P30"><text:tab/>xero_controller/_apply_invoice_payments</text:p>
      <text:p text:style-name="P30"/>
      <text:p text:style-name="P30"><text:soft-page-break/>Notes:</text:p>
      <text:list xml:id="list33178695" text:style-name="L7">
        <text:list-item>
          <text:p text:style-name="P15">Rerun transactions are mapped to Xero Invoices</text:p>
        </text:list-item>
        <text:list-item>
          <text:p text:style-name="P15">Second API call to Payment API is must to make the Invoice as Paid Invoice.</text:p>
        </text:list-item>
        <text:list-item>
          <text:p text:style-name="P15">Rerun Transaction Id is mapped to Xero Reference field.</text:p>
        </text:list-item>
        <text:list-item>
          <text:p text:style-name="P15">In QBW, Reurn Auth Code + Gateway Transaction Id are sent as Reference fileds for the Payment API.</text:p>
        </text:list-item>
        <text:list-item>
          <text:p text:style-name="P15">Since there is <text:s/>a mismatch in the Rerun and Xero tax calculations, there is a block of code to adjust the taxes which does the following:</text:p>
          <text:list>
            <text:list-item>
              <text:p text:style-name="P15">We have what is the tax applied in Rerun.</text:p>
            </text:list-item>
            <text:list-item>
              <text:p text:style-name="P15">Calculate the estimated Xero tax amount.</text:p>
            </text:list-item>
            <text:list-item>
              <text:p text:style-name="P15">Get the difference between Rerun tax and Estimated Xero tax.Lets call DIFF as the tax difference.</text:p>
            </text:list-item>
            <text:list-item>
              <text:p text:style-name="P15">Get the Last item(non-discount) item and subtract the DIFF from the Item Price.</text:p>
            </text:list-item>
          </text:list>
        </text:list-item>
      </text:list>
      <text:p text:style-name="P14"/>
      <text:p text:style-name="P11">Refresh Lists:<text:span text:style-name="T8"> </text:span></text:p>
      <text:p text:style-name="P11"><text:span text:style-name="T8">This menu does the following in no specific order:</text:span></text:p>
      <text:list xml:id="list29476328" text:style-name="L8">
        <text:list-item>
          <text:p text:style-name="P16">Import all items from Xero to Rerun</text:p>
        </text:list-item>
        <text:list-item>
          <text:p text:style-name="P26"><text:span text:style-name="T19">Import all taxes from Xero to Rerun</text:span></text:p>
        </text:list-item>
        <text:list-item>
          <text:p text:style-name="P26"><text:span text:style-name="T19">Import all customers from Xero to Rerun</text:span></text:p>
        </text:list-item>
        <text:list-item>
          <text:p text:style-name="P26"><text:span text:style-name="T19">Import all Accounts from Xero to Rerun</text:span></text:p>
        </text:list-item>
      </text:list>
      <text:p text:style-name="P25"><text:span text:style-name="T19"/></text:p>
      <text:p text:style-name="P25"><text:span text:style-name="T19">This menu doesn't take Last sync time into consideration. So it gets all the items/taxes/customers from Xero to Rerun.</text:span></text:p>
      <text:p text:style-name="P25"><text:span text:style-name="T19"/></text:p>
      <text:p text:style-name="P11">Disconnect:<text:span text:style-name="T8"> </text:span></text:p>
      <text:p text:style-name="P11"><text:span text:style-name="T8">This menu disconnects the user from Xero. After disconnect, sync menu should not be shown.</text:span></text:p>
      <text:p text:style-name="P11"><text:span text:style-name="T8"/></text:p>
      <text:p text:style-name="P11">Global Sync:<text:span text:style-name="T8"> This menu does the following 4 functionality in a single click in no specific order.</text:span></text:p>
      <text:list xml:id="list29497924" text:style-name="L9">
        <text:list-item>
          <text:p text:style-name="P17">Sync Items</text:p>
        </text:list-item>
        <text:list-item>
          <text:p text:style-name="P17">Sync Taxes</text:p>
        </text:list-item>
        <text:list-item>
          <text:p text:style-name="P17">Sync Customers</text:p>
        </text:list-item>
        <text:list-item>
          <text:p text:style-name="P17">Export Transactions</text:p>
        </text:list-item>
      </text:list>
      <text:p text:style-name="P14"><text:span text:style-name="T8"/></text:p>
      <text:p text:style-name="P22"><text:span text:style-name="T1">Other Back-end functionality:</text:span><text:span text:style-name="T8"> There are few other functionality which are handled in the back end without the user intervention. </text:span></text:p>
      <text:p text:style-name="P14"/>
      <text:p text:style-name="P25"><text:span text:style-name="T18">Auto Renewal of Oauth Tokens:</text:span><text:span text:style-name="T19"> </text:span></text:p>
      <text:p text:style-name="P25"><text:span text:style-name="T19">Xero Oauth tokens expire after 30 minutes of creation. This is handled by a cron job which runs for every 5 minutes. It will refresh tokens which are 24+ minutes older.</text:span></text:p>
      <text:p text:style-name="P25"><text:span text:style-name="T19">Look at the function Xero Contoller/refresh_tokens functions for the implementation of this function.</text:span></text:p>
      <text:p text:style-name="Standard"><text:span text:style-name="T8"/></text:p>
      <text:p text:style-name="Standard"><text:span text:style-name="T8"/></text:p>
      <text:p text:style-name="Standard"><text:soft-page-break/><text:span text:style-name="T8"/></text:p>
      <text:p text:style-name="P5">Request Limit:<text:span text:style-name="T8"> A merchant can make only 1000 requests per 24hours and 60 requests per 60 seconds to Xero APIs. Inorder to track this, all the request are written into </text:span><text:span text:style-name="T7">thirdparty_requests_log </text:span><text:span text:style-name="T12">table. Each time before making the request, a check is made to verify is the merchant is exceeding the Request Limit. Check the library file </text:span><text:span text:style-name="T13">APIRequest_tracker.php </text:span><text:span text:style-name="T12">file for the implementation detail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sans-serif"/>
    <style:font-face style:name="OpenSymbol" svg:font-family="OpenSymbol"/>
    <style:font-face style:name="Tahoma" svg:font-family="Tahoma, sans-serif"/>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dc:creator>Ramesh </dc:creator>
    <meta:editing-cycles>671</meta:editing-cycles>
    <dc:date>2013-10-03T16:00:15.18</dc:date>
    <meta:editing-duration>PT22H50M20S</meta:editing-duration>
    <meta:document-statistic meta:table-count="0" meta:image-count="0" meta:object-count="0" meta:page-count="6" meta:paragraph-count="129" meta:word-count="1461" meta:character-count="9673"/>
  </office:meta>
</office:document-meta>
</file>